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swer" table:style-name="ta1">
        <table:shapes>
          <draw:frame draw:z-index="0" draw:style-name="gr1" draw:text-style-name="P1" svg:width="32.15cm" svg:height="19.656cm" svg:x="9.543cm" svg:y="0.345cm">
            <draw:object draw:notify-on-update-of-ranges="answer.A1:answer.A100 answer.B1:answer.B100 answer.A1:answer.A100 answer.C1:answer.C100 answer.A1:answer.A100 answer.D1:answer.D100 answer.A1:answer.A100 answer.E1:answer.E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91" calcext:value-type="float">
            <text:p>1291</text:p>
          </table:table-cell>
          <table:table-cell office:value-type="float" office:value="2837" calcext:value-type="float">
            <text:p>2837</text:p>
          </table:table-cell>
          <table:table-cell office:value-type="float" office:value="763" calcext:value-type="float">
            <text:p>763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79" calcext:value-type="float">
            <text:p>4879</text:p>
          </table:table-cell>
          <table:table-cell office:value-type="float" office:value="10712" calcext:value-type="float">
            <text:p>10712</text:p>
          </table:table-cell>
          <table:table-cell office:value-type="float" office:value="1774" calcext:value-type="float">
            <text:p>1774</text:p>
          </table:table-cell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159" calcext:value-type="float">
            <text:p>11159</text:p>
          </table:table-cell>
          <table:table-cell office:value-type="float" office:value="23707" calcext:value-type="float">
            <text:p>23707</text:p>
          </table:table-cell>
          <table:table-cell office:value-type="float" office:value="3063" calcext:value-type="float">
            <text:p>3063</text:p>
          </table:table-cell>
          <table:table-cell office:value-type="float" office:value="24913" calcext:value-type="float">
            <text:p>249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951" calcext:value-type="float">
            <text:p>19951</text:p>
          </table:table-cell>
          <table:table-cell office:value-type="float" office:value="41939" calcext:value-type="float">
            <text:p>41939</text:p>
          </table:table-cell>
          <table:table-cell office:value-type="float" office:value="4803" calcext:value-type="float">
            <text:p>4803</text:p>
          </table:table-cell>
          <table:table-cell office:value-type="float" office:value="43388" calcext:value-type="float">
            <text:p>433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210" calcext:value-type="float">
            <text:p>31210</text:p>
          </table:table-cell>
          <table:table-cell office:value-type="float" office:value="64926" calcext:value-type="float">
            <text:p>64926</text:p>
          </table:table-cell>
          <table:table-cell office:value-type="float" office:value="6630" calcext:value-type="float">
            <text:p>6630</text:p>
          </table:table-cell>
          <table:table-cell office:value-type="float" office:value="66863" calcext:value-type="float">
            <text:p>6686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973" calcext:value-type="float">
            <text:p>44973</text:p>
          </table:table-cell>
          <table:table-cell office:value-type="float" office:value="94276" calcext:value-type="float">
            <text:p>94276</text:p>
          </table:table-cell>
          <table:table-cell office:value-type="float" office:value="7215" calcext:value-type="float">
            <text:p>7215</text:p>
          </table:table-cell>
          <table:table-cell office:value-type="float" office:value="95426" calcext:value-type="float">
            <text:p>954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1165" calcext:value-type="float">
            <text:p>61165</text:p>
          </table:table-cell>
          <table:table-cell office:value-type="float" office:value="125592" calcext:value-type="float">
            <text:p>125592</text:p>
          </table:table-cell>
          <table:table-cell office:value-type="float" office:value="9014" calcext:value-type="float">
            <text:p>9014</text:p>
          </table:table-cell>
          <table:table-cell office:value-type="float" office:value="129001" calcext:value-type="float">
            <text:p>1290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8660" calcext:value-type="float">
            <text:p>78660</text:p>
          </table:table-cell>
          <table:table-cell office:value-type="float" office:value="163612" calcext:value-type="float">
            <text:p>163612</text:p>
          </table:table-cell>
          <table:table-cell office:value-type="float" office:value="10689" calcext:value-type="float">
            <text:p>10689</text:p>
          </table:table-cell>
          <table:table-cell office:value-type="float" office:value="167576" calcext:value-type="float">
            <text:p>16757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793" calcext:value-type="float">
            <text:p>100793</text:p>
          </table:table-cell>
          <table:table-cell office:value-type="float" office:value="207396" calcext:value-type="float">
            <text:p>207396</text:p>
          </table:table-cell>
          <table:table-cell office:value-type="float" office:value="13101" calcext:value-type="float">
            <text:p>13101</text:p>
          </table:table-cell>
          <table:table-cell office:value-type="float" office:value="211151" calcext:value-type="float">
            <text:p>2111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6011" calcext:value-type="float">
            <text:p>126011</text:p>
          </table:table-cell>
          <table:table-cell office:value-type="float" office:value="254172" calcext:value-type="float">
            <text:p>254172</text:p>
          </table:table-cell>
          <table:table-cell office:value-type="float" office:value="11765" calcext:value-type="float">
            <text:p>11765</text:p>
          </table:table-cell>
          <table:table-cell office:value-type="float" office:value="259726" calcext:value-type="float">
            <text:p>25972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598" calcext:value-type="float">
            <text:p>150598</text:p>
          </table:table-cell>
          <table:table-cell office:value-type="float" office:value="308019" calcext:value-type="float">
            <text:p>308019</text:p>
          </table:table-cell>
          <table:table-cell office:value-type="float" office:value="15599" calcext:value-type="float">
            <text:p>15599</text:p>
          </table:table-cell>
          <table:table-cell office:value-type="float" office:value="313377" calcext:value-type="float">
            <text:p>3133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9281" calcext:value-type="float">
            <text:p>179281</text:p>
          </table:table-cell>
          <table:table-cell office:value-type="float" office:value="364359" calcext:value-type="float">
            <text:p>364359</text:p>
          </table:table-cell>
          <table:table-cell office:value-type="float" office:value="17995" calcext:value-type="float">
            <text:p>17995</text:p>
          </table:table-cell>
          <table:table-cell office:value-type="float" office:value="372052" calcext:value-type="float">
            <text:p>3720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11155" calcext:value-type="float">
            <text:p>211155</text:p>
          </table:table-cell>
          <table:table-cell office:value-type="float" office:value="427216" calcext:value-type="float">
            <text:p>427216</text:p>
          </table:table-cell>
          <table:table-cell office:value-type="float" office:value="18755" calcext:value-type="float">
            <text:p>18755</text:p>
          </table:table-cell>
          <table:table-cell office:value-type="float" office:value="435727" calcext:value-type="float">
            <text:p>4357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43606" calcext:value-type="float">
            <text:p>243606</text:p>
          </table:table-cell>
          <table:table-cell office:value-type="float" office:value="494873" calcext:value-type="float">
            <text:p>494873</text:p>
          </table:table-cell>
          <table:table-cell office:value-type="float" office:value="20473" calcext:value-type="float">
            <text:p>20473</text:p>
          </table:table-cell>
          <table:table-cell office:value-type="float" office:value="504402" calcext:value-type="float">
            <text:p>5044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76693" calcext:value-type="float">
            <text:p>276693</text:p>
          </table:table-cell>
          <table:table-cell office:value-type="float" office:value="569312" calcext:value-type="float">
            <text:p>569312</text:p>
          </table:table-cell>
          <table:table-cell office:value-type="float" office:value="20817" calcext:value-type="float">
            <text:p>20817</text:p>
          </table:table-cell>
          <table:table-cell office:value-type="float" office:value="578077" calcext:value-type="float">
            <text:p>57807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18047" calcext:value-type="float">
            <text:p>318047</text:p>
          </table:table-cell>
          <table:table-cell office:value-type="float" office:value="647131" calcext:value-type="float">
            <text:p>647131</text:p>
          </table:table-cell>
          <table:table-cell office:value-type="float" office:value="21693" calcext:value-type="float">
            <text:p>21693</text:p>
          </table:table-cell>
          <table:table-cell office:value-type="float" office:value="656752" calcext:value-type="float">
            <text:p>65675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57641" calcext:value-type="float">
            <text:p>357641</text:p>
          </table:table-cell>
          <table:table-cell office:value-type="float" office:value="728737" calcext:value-type="float">
            <text:p>728737</text:p>
          </table:table-cell>
          <table:table-cell office:value-type="float" office:value="25064" calcext:value-type="float">
            <text:p>25064</text:p>
          </table:table-cell>
          <table:table-cell office:value-type="float" office:value="740427" calcext:value-type="float">
            <text:p>74042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768" calcext:value-type="float">
            <text:p>400768</text:p>
          </table:table-cell>
          <table:table-cell office:value-type="float" office:value="817324" calcext:value-type="float">
            <text:p>817324</text:p>
          </table:table-cell>
          <table:table-cell office:value-type="float" office:value="29185" calcext:value-type="float">
            <text:p>29185</text:p>
          </table:table-cell>
          <table:table-cell office:value-type="float" office:value="829102" calcext:value-type="float">
            <text:p>82910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50937" calcext:value-type="float">
            <text:p>450937</text:p>
          </table:table-cell>
          <table:table-cell office:value-type="float" office:value="909959" calcext:value-type="float">
            <text:p>909959</text:p>
          </table:table-cell>
          <table:table-cell office:value-type="float" office:value="24650" calcext:value-type="float">
            <text:p>24650</text:p>
          </table:table-cell>
          <table:table-cell office:value-type="float" office:value="922777" calcext:value-type="float">
            <text:p>9227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87542" calcext:value-type="float">
            <text:p>487542</text:p>
          </table:table-cell>
          <table:table-cell office:value-type="float" office:value="1006231" calcext:value-type="float">
            <text:p>1006231</text:p>
          </table:table-cell>
          <table:table-cell office:value-type="float" office:value="29942" calcext:value-type="float">
            <text:p>29942</text:p>
          </table:table-cell>
          <table:table-cell office:value-type="float" office:value="1021452" calcext:value-type="float">
            <text:p>102145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45764" calcext:value-type="float">
            <text:p>545764</text:p>
          </table:table-cell>
          <table:table-cell office:value-type="float" office:value="1109612" calcext:value-type="float">
            <text:p>1109612</text:p>
          </table:table-cell>
          <table:table-cell office:value-type="float" office:value="31260" calcext:value-type="float">
            <text:p>31260</text:p>
          </table:table-cell>
          <table:table-cell office:value-type="float" office:value="1125179" calcext:value-type="float">
            <text:p>11251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2113" calcext:value-type="float">
            <text:p>602113</text:p>
          </table:table-cell>
          <table:table-cell office:value-type="float" office:value="1214454" calcext:value-type="float">
            <text:p>1214454</text:p>
          </table:table-cell>
          <table:table-cell office:value-type="float" office:value="31809" calcext:value-type="float">
            <text:p>31809</text:p>
          </table:table-cell>
          <table:table-cell office:value-type="float" office:value="1233954" calcext:value-type="float">
            <text:p>123395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58772" calcext:value-type="float">
            <text:p>658772</text:p>
          </table:table-cell>
          <table:table-cell office:value-type="float" office:value="1326342" calcext:value-type="float">
            <text:p>1326342</text:p>
          </table:table-cell>
          <table:table-cell office:value-type="float" office:value="40734" calcext:value-type="float">
            <text:p>40734</text:p>
          </table:table-cell>
          <table:table-cell office:value-type="float" office:value="1347729" calcext:value-type="float">
            <text:p>134772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11484" calcext:value-type="float">
            <text:p>711484</text:p>
          </table:table-cell>
          <table:table-cell office:value-type="float" office:value="1443692" calcext:value-type="float">
            <text:p>1443692</text:p>
          </table:table-cell>
          <table:table-cell office:value-type="float" office:value="38849" calcext:value-type="float">
            <text:p>38849</text:p>
          </table:table-cell>
          <table:table-cell office:value-type="float" office:value="1466504" calcext:value-type="float">
            <text:p>146650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79143" calcext:value-type="float">
            <text:p>779143</text:p>
          </table:table-cell>
          <table:table-cell office:value-type="float" office:value="1566272" calcext:value-type="float">
            <text:p>1566272</text:p>
          </table:table-cell>
          <table:table-cell office:value-type="float" office:value="39141" calcext:value-type="float">
            <text:p>39141</text:p>
          </table:table-cell>
          <table:table-cell office:value-type="float" office:value="1590279" calcext:value-type="float">
            <text:p>159027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33706" calcext:value-type="float">
            <text:p>833706</text:p>
          </table:table-cell>
          <table:table-cell office:value-type="float" office:value="1692685" calcext:value-type="float">
            <text:p>1692685</text:p>
          </table:table-cell>
          <table:table-cell office:value-type="float" office:value="56382" calcext:value-type="float">
            <text:p>56382</text:p>
          </table:table-cell>
          <table:table-cell office:value-type="float" office:value="1719054" calcext:value-type="float">
            <text:p>171905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97934" calcext:value-type="float">
            <text:p>897934</text:p>
          </table:table-cell>
          <table:table-cell office:value-type="float" office:value="1824259" calcext:value-type="float">
            <text:p>1824259</text:p>
          </table:table-cell>
          <table:table-cell office:value-type="float" office:value="48845" calcext:value-type="float">
            <text:p>48845</text:p>
          </table:table-cell>
          <table:table-cell office:value-type="float" office:value="1852829" calcext:value-type="float">
            <text:p>185282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81817" calcext:value-type="float">
            <text:p>981817</text:p>
          </table:table-cell>
          <table:table-cell office:value-type="float" office:value="1965255" calcext:value-type="float">
            <text:p>1965255</text:p>
          </table:table-cell>
          <table:table-cell office:value-type="float" office:value="51433" calcext:value-type="float">
            <text:p>51433</text:p>
          </table:table-cell>
          <table:table-cell office:value-type="float" office:value="1991604" calcext:value-type="float">
            <text:p>199160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36781" calcext:value-type="float">
            <text:p>1036781</text:p>
          </table:table-cell>
          <table:table-cell office:value-type="float" office:value="2105757" calcext:value-type="float">
            <text:p>2105757</text:p>
          </table:table-cell>
          <table:table-cell office:value-type="float" office:value="55303" calcext:value-type="float">
            <text:p>55303</text:p>
          </table:table-cell>
          <table:table-cell office:value-type="float" office:value="2135379" calcext:value-type="float">
            <text:p>21353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1775" calcext:value-type="float">
            <text:p>1101775</text:p>
          </table:table-cell>
          <table:table-cell office:value-type="float" office:value="2250724" calcext:value-type="float">
            <text:p>2250724</text:p>
          </table:table-cell>
          <table:table-cell office:value-type="float" office:value="51559" calcext:value-type="float">
            <text:p>51559</text:p>
          </table:table-cell>
          <table:table-cell office:value-type="float" office:value="2284154" calcext:value-type="float">
            <text:p>228415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84169" calcext:value-type="float">
            <text:p>1184169</text:p>
          </table:table-cell>
          <table:table-cell office:value-type="float" office:value="2400351" calcext:value-type="float">
            <text:p>2400351</text:p>
          </table:table-cell>
          <table:table-cell office:value-type="float" office:value="63249" calcext:value-type="float">
            <text:p>63249</text:p>
          </table:table-cell>
          <table:table-cell office:value-type="float" office:value="2437929" calcext:value-type="float">
            <text:p>243792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66348" calcext:value-type="float">
            <text:p>1266348</text:p>
          </table:table-cell>
          <table:table-cell office:value-type="float" office:value="2555866" calcext:value-type="float">
            <text:p>2555866</text:p>
          </table:table-cell>
          <table:table-cell office:value-type="float" office:value="52417" calcext:value-type="float">
            <text:p>52417</text:p>
          </table:table-cell>
          <table:table-cell office:value-type="float" office:value="2596704" calcext:value-type="float">
            <text:p>259670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346932" calcext:value-type="float">
            <text:p>1346932</text:p>
          </table:table-cell>
          <table:table-cell office:value-type="float" office:value="2722417" calcext:value-type="float">
            <text:p>2722417</text:p>
          </table:table-cell>
          <table:table-cell office:value-type="float" office:value="48096" calcext:value-type="float">
            <text:p>48096</text:p>
          </table:table-cell>
          <table:table-cell office:value-type="float" office:value="2760479" calcext:value-type="float">
            <text:p>276047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431302" calcext:value-type="float">
            <text:p>1431302</text:p>
          </table:table-cell>
          <table:table-cell office:value-type="float" office:value="2888975" calcext:value-type="float">
            <text:p>2888975</text:p>
          </table:table-cell>
          <table:table-cell office:value-type="float" office:value="51238" calcext:value-type="float">
            <text:p>51238</text:p>
          </table:table-cell>
          <table:table-cell office:value-type="float" office:value="2929254" calcext:value-type="float">
            <text:p>292925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14464" calcext:value-type="float">
            <text:p>1514464</text:p>
          </table:table-cell>
          <table:table-cell office:value-type="float" office:value="3052298" calcext:value-type="float">
            <text:p>3052298</text:p>
          </table:table-cell>
          <table:table-cell office:value-type="float" office:value="49913" calcext:value-type="float">
            <text:p>49913</text:p>
          </table:table-cell>
          <table:table-cell office:value-type="float" office:value="3103029" calcext:value-type="float">
            <text:p>310302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00634" calcext:value-type="float">
            <text:p>1600634</text:p>
          </table:table-cell>
          <table:table-cell office:value-type="float" office:value="3236939" calcext:value-type="float">
            <text:p>3236939</text:p>
          </table:table-cell>
          <table:table-cell office:value-type="float" office:value="63285" calcext:value-type="float">
            <text:p>63285</text:p>
          </table:table-cell>
          <table:table-cell office:value-type="float" office:value="3281804" calcext:value-type="float">
            <text:p>328180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704254" calcext:value-type="float">
            <text:p>1704254</text:p>
          </table:table-cell>
          <table:table-cell office:value-type="float" office:value="3416757" calcext:value-type="float">
            <text:p>3416757</text:p>
          </table:table-cell>
          <table:table-cell office:value-type="float" office:value="62403" calcext:value-type="float">
            <text:p>62403</text:p>
          </table:table-cell>
          <table:table-cell office:value-type="float" office:value="3465579" calcext:value-type="float">
            <text:p>346557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806442" calcext:value-type="float">
            <text:p>1806442</text:p>
          </table:table-cell>
          <table:table-cell office:value-type="float" office:value="3602408" calcext:value-type="float">
            <text:p>3602408</text:p>
          </table:table-cell>
          <table:table-cell office:value-type="float" office:value="70889" calcext:value-type="float">
            <text:p>70889</text:p>
          </table:table-cell>
          <table:table-cell office:value-type="float" office:value="3654354" calcext:value-type="float">
            <text:p>365435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874987" calcext:value-type="float">
            <text:p>1874987</text:p>
          </table:table-cell>
          <table:table-cell office:value-type="float" office:value="3791302" calcext:value-type="float">
            <text:p>3791302</text:p>
          </table:table-cell>
          <table:table-cell office:value-type="float" office:value="65795" calcext:value-type="float">
            <text:p>65795</text:p>
          </table:table-cell>
          <table:table-cell office:value-type="float" office:value="3848129" calcext:value-type="float">
            <text:p>38481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78944" calcext:value-type="float">
            <text:p>1978944</text:p>
          </table:table-cell>
          <table:table-cell office:value-type="float" office:value="3992258" calcext:value-type="float">
            <text:p>3992258</text:p>
          </table:table-cell>
          <table:table-cell office:value-type="float" office:value="74350" calcext:value-type="float">
            <text:p>74350</text:p>
          </table:table-cell>
          <table:table-cell office:value-type="float" office:value="4046904" calcext:value-type="float">
            <text:p>404690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086790" calcext:value-type="float">
            <text:p>2086790</text:p>
          </table:table-cell>
          <table:table-cell office:value-type="float" office:value="4192876" calcext:value-type="float">
            <text:p>4192876</text:p>
          </table:table-cell>
          <table:table-cell office:value-type="float" office:value="86115" calcext:value-type="float">
            <text:p>86115</text:p>
          </table:table-cell>
          <table:table-cell office:value-type="float" office:value="4250683" calcext:value-type="float">
            <text:p>425068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179320" calcext:value-type="float">
            <text:p>2179320</text:p>
          </table:table-cell>
          <table:table-cell office:value-type="float" office:value="4394724" calcext:value-type="float">
            <text:p>4394724</text:p>
          </table:table-cell>
          <table:table-cell office:value-type="float" office:value="75583" calcext:value-type="float">
            <text:p>75583</text:p>
          </table:table-cell>
          <table:table-cell office:value-type="float" office:value="4459558" calcext:value-type="float">
            <text:p>445955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276275" calcext:value-type="float">
            <text:p>2276275</text:p>
          </table:table-cell>
          <table:table-cell office:value-type="float" office:value="4613058" calcext:value-type="float">
            <text:p>4613058</text:p>
          </table:table-cell>
          <table:table-cell office:value-type="float" office:value="77783" calcext:value-type="float">
            <text:p>77783</text:p>
          </table:table-cell>
          <table:table-cell office:value-type="float" office:value="4673433" calcext:value-type="float">
            <text:p>467343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401499" calcext:value-type="float">
            <text:p>2401499</text:p>
          </table:table-cell>
          <table:table-cell office:value-type="float" office:value="4820228" calcext:value-type="float">
            <text:p>4820228</text:p>
          </table:table-cell>
          <table:table-cell office:value-type="float" office:value="79990" calcext:value-type="float">
            <text:p>79990</text:p>
          </table:table-cell>
          <table:table-cell office:value-type="float" office:value="4892308" calcext:value-type="float">
            <text:p>489230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508988" calcext:value-type="float">
            <text:p>2508988</text:p>
          </table:table-cell>
          <table:table-cell office:value-type="float" office:value="5051581" calcext:value-type="float">
            <text:p>5051581</text:p>
          </table:table-cell>
          <table:table-cell office:value-type="float" office:value="76907" calcext:value-type="float">
            <text:p>76907</text:p>
          </table:table-cell>
          <table:table-cell office:value-type="float" office:value="5116183" calcext:value-type="float">
            <text:p>511618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617680" calcext:value-type="float">
            <text:p>2617680</text:p>
          </table:table-cell>
          <table:table-cell office:value-type="float" office:value="5276003" calcext:value-type="float">
            <text:p>5276003</text:p>
          </table:table-cell>
          <table:table-cell office:value-type="float" office:value="86821" calcext:value-type="float">
            <text:p>86821</text:p>
          </table:table-cell>
          <table:table-cell office:value-type="float" office:value="5345058" calcext:value-type="float">
            <text:p>534505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754603" calcext:value-type="float">
            <text:p>2754603</text:p>
          </table:table-cell>
          <table:table-cell office:value-type="float" office:value="5500308" calcext:value-type="float">
            <text:p>5500308</text:p>
          </table:table-cell>
          <table:table-cell office:value-type="float" office:value="78403" calcext:value-type="float">
            <text:p>78403</text:p>
          </table:table-cell>
          <table:table-cell office:value-type="float" office:value="5578933" calcext:value-type="float">
            <text:p>557893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881684" calcext:value-type="float">
            <text:p>2881684</text:p>
          </table:table-cell>
          <table:table-cell office:value-type="float" office:value="5743971" calcext:value-type="float">
            <text:p>5743971</text:p>
          </table:table-cell>
          <table:table-cell office:value-type="float" office:value="73743" calcext:value-type="float">
            <text:p>73743</text:p>
          </table:table-cell>
          <table:table-cell office:value-type="float" office:value="5817808" calcext:value-type="float">
            <text:p>581780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960054" calcext:value-type="float">
            <text:p>2960054</text:p>
          </table:table-cell>
          <table:table-cell office:value-type="float" office:value="5980794" calcext:value-type="float">
            <text:p>5980794</text:p>
          </table:table-cell>
          <table:table-cell office:value-type="float" office:value="71233" calcext:value-type="float">
            <text:p>71233</text:p>
          </table:table-cell>
          <table:table-cell office:value-type="float" office:value="6061683" calcext:value-type="float">
            <text:p>60616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72841" calcext:value-type="float">
            <text:p>3072841</text:p>
          </table:table-cell>
          <table:table-cell office:value-type="float" office:value="6225950" calcext:value-type="float">
            <text:p>6225950</text:p>
          </table:table-cell>
          <table:table-cell office:value-type="float" office:value="86720" calcext:value-type="float">
            <text:p>86720</text:p>
          </table:table-cell>
          <table:table-cell office:value-type="float" office:value="6310558" calcext:value-type="float">
            <text:p>6310558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3226092" calcext:value-type="float">
            <text:p>3226092</text:p>
          </table:table-cell>
          <table:table-cell office:value-type="float" office:value="6481502" calcext:value-type="float">
            <text:p>6481502</text:p>
          </table:table-cell>
          <table:table-cell office:value-type="float" office:value="95213" calcext:value-type="float">
            <text:p>95213</text:p>
          </table:table-cell>
          <table:table-cell office:value-type="float" office:value="6564433" calcext:value-type="float">
            <text:p>656443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343798" calcext:value-type="float">
            <text:p>3343798</text:p>
          </table:table-cell>
          <table:table-cell office:value-type="float" office:value="6725812" calcext:value-type="float">
            <text:p>6725812</text:p>
          </table:table-cell>
          <table:table-cell office:value-type="float" office:value="99763" calcext:value-type="float">
            <text:p>99763</text:p>
          </table:table-cell>
          <table:table-cell office:value-type="float" office:value="6823308" calcext:value-type="float">
            <text:p>6823308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3457306" calcext:value-type="float">
            <text:p>3457306</text:p>
          </table:table-cell>
          <table:table-cell office:value-type="float" office:value="6996162" calcext:value-type="float">
            <text:p>6996162</text:p>
          </table:table-cell>
          <table:table-cell office:value-type="float" office:value="99445" calcext:value-type="float">
            <text:p>99445</text:p>
          </table:table-cell>
          <table:table-cell office:value-type="float" office:value="7087183" calcext:value-type="float">
            <text:p>708718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604872" calcext:value-type="float">
            <text:p>3604872</text:p>
          </table:table-cell>
          <table:table-cell office:value-type="float" office:value="7256001" calcext:value-type="float">
            <text:p>7256001</text:p>
          </table:table-cell>
          <table:table-cell office:value-type="float" office:value="123493" calcext:value-type="float">
            <text:p>123493</text:p>
          </table:table-cell>
          <table:table-cell office:value-type="float" office:value="7356058" calcext:value-type="float">
            <text:p>735605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745924" calcext:value-type="float">
            <text:p>3745924</text:p>
          </table:table-cell>
          <table:table-cell office:value-type="float" office:value="7527650" calcext:value-type="float">
            <text:p>7527650</text:p>
          </table:table-cell>
          <table:table-cell office:value-type="float" office:value="104998" calcext:value-type="float">
            <text:p>104998</text:p>
          </table:table-cell>
          <table:table-cell office:value-type="float" office:value="7629933" calcext:value-type="float">
            <text:p>762993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883827" calcext:value-type="float">
            <text:p>3883827</text:p>
          </table:table-cell>
          <table:table-cell office:value-type="float" office:value="7803274" calcext:value-type="float">
            <text:p>7803274</text:p>
          </table:table-cell>
          <table:table-cell office:value-type="float" office:value="95002" calcext:value-type="float">
            <text:p>95002</text:p>
          </table:table-cell>
          <table:table-cell office:value-type="float" office:value="7908808" calcext:value-type="float">
            <text:p>790880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4048312" calcext:value-type="float">
            <text:p>4048312</text:p>
          </table:table-cell>
          <table:table-cell office:value-type="float" office:value="8082260" calcext:value-type="float">
            <text:p>8082260</text:p>
          </table:table-cell>
          <table:table-cell office:value-type="float" office:value="92734" calcext:value-type="float">
            <text:p>92734</text:p>
          </table:table-cell>
          <table:table-cell office:value-type="float" office:value="8192683" calcext:value-type="float">
            <text:p>819268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156961" calcext:value-type="float">
            <text:p>4156961</text:p>
          </table:table-cell>
          <table:table-cell office:value-type="float" office:value="8381187" calcext:value-type="float">
            <text:p>8381187</text:p>
          </table:table-cell>
          <table:table-cell office:value-type="float" office:value="112397" calcext:value-type="float">
            <text:p>112397</text:p>
          </table:table-cell>
          <table:table-cell office:value-type="float" office:value="8481558" calcext:value-type="float">
            <text:p>8481558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327559" calcext:value-type="float">
            <text:p>4327559</text:p>
          </table:table-cell>
          <table:table-cell office:value-type="float" office:value="8666708" calcext:value-type="float">
            <text:p>8666708</text:p>
          </table:table-cell>
          <table:table-cell office:value-type="float" office:value="123193" calcext:value-type="float">
            <text:p>123193</text:p>
          </table:table-cell>
          <table:table-cell office:value-type="float" office:value="8775433" calcext:value-type="float">
            <text:p>877543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464564" calcext:value-type="float">
            <text:p>4464564</text:p>
          </table:table-cell>
          <table:table-cell office:value-type="float" office:value="8965859" calcext:value-type="float">
            <text:p>8965859</text:p>
          </table:table-cell>
          <table:table-cell office:value-type="float" office:value="98199" calcext:value-type="float">
            <text:p>98199</text:p>
          </table:table-cell>
          <table:table-cell office:value-type="float" office:value="9074308" calcext:value-type="float">
            <text:p>9074308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605289" calcext:value-type="float">
            <text:p>4605289</text:p>
          </table:table-cell>
          <table:table-cell office:value-type="float" office:value="9250022" calcext:value-type="float">
            <text:p>9250022</text:p>
          </table:table-cell>
          <table:table-cell office:value-type="float" office:value="101094" calcext:value-type="float">
            <text:p>101094</text:p>
          </table:table-cell>
          <table:table-cell office:value-type="float" office:value="9378183" calcext:value-type="float">
            <text:p>937818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769571" calcext:value-type="float">
            <text:p>4769571</text:p>
          </table:table-cell>
          <table:table-cell office:value-type="float" office:value="9562305" calcext:value-type="float">
            <text:p>9562305</text:p>
          </table:table-cell>
          <table:table-cell office:value-type="float" office:value="186413" calcext:value-type="float">
            <text:p>186413</text:p>
          </table:table-cell>
          <table:table-cell office:value-type="float" office:value="9687058" calcext:value-type="float">
            <text:p>968705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906623" calcext:value-type="float">
            <text:p>4906623</text:p>
          </table:table-cell>
          <table:table-cell office:value-type="float" office:value="9863591" calcext:value-type="float">
            <text:p>9863591</text:p>
          </table:table-cell>
          <table:table-cell office:value-type="float" office:value="214039" calcext:value-type="float">
            <text:p>214039</text:p>
          </table:table-cell>
          <table:table-cell office:value-type="float" office:value="10000933" calcext:value-type="float">
            <text:p>1000093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105343" calcext:value-type="float">
            <text:p>5105343</text:p>
          </table:table-cell>
          <table:table-cell office:value-type="float" office:value="10183072" calcext:value-type="float">
            <text:p>10183072</text:p>
          </table:table-cell>
          <table:table-cell office:value-type="float" office:value="99026" calcext:value-type="float">
            <text:p>99026</text:p>
          </table:table-cell>
          <table:table-cell office:value-type="float" office:value="10319808" calcext:value-type="float">
            <text:p>1031980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248478" calcext:value-type="float">
            <text:p>5248478</text:p>
          </table:table-cell>
          <table:table-cell office:value-type="float" office:value="10505790" calcext:value-type="float">
            <text:p>10505790</text:p>
          </table:table-cell>
          <table:table-cell office:value-type="float" office:value="126493" calcext:value-type="float">
            <text:p>126493</text:p>
          </table:table-cell>
          <table:table-cell office:value-type="float" office:value="10643683" calcext:value-type="float">
            <text:p>1064368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5401871" calcext:value-type="float">
            <text:p>5401871</text:p>
          </table:table-cell>
          <table:table-cell office:value-type="float" office:value="10832093" calcext:value-type="float">
            <text:p>10832093</text:p>
          </table:table-cell>
          <table:table-cell office:value-type="float" office:value="110027" calcext:value-type="float">
            <text:p>110027</text:p>
          </table:table-cell>
          <table:table-cell office:value-type="float" office:value="10972558" calcext:value-type="float">
            <text:p>10972558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585565" calcext:value-type="float">
            <text:p>5585565</text:p>
          </table:table-cell>
          <table:table-cell office:value-type="float" office:value="11158712" calcext:value-type="float">
            <text:p>11158712</text:p>
          </table:table-cell>
          <table:table-cell office:value-type="float" office:value="130654" calcext:value-type="float">
            <text:p>130654</text:p>
          </table:table-cell>
          <table:table-cell office:value-type="float" office:value="11306433" calcext:value-type="float">
            <text:p>1130643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5750755" calcext:value-type="float">
            <text:p>5750755</text:p>
          </table:table-cell>
          <table:table-cell office:value-type="float" office:value="11496833" calcext:value-type="float">
            <text:p>11496833</text:p>
          </table:table-cell>
          <table:table-cell office:value-type="float" office:value="116029" calcext:value-type="float">
            <text:p>116029</text:p>
          </table:table-cell>
          <table:table-cell office:value-type="float" office:value="11645308" calcext:value-type="float">
            <text:p>11645308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5884944" calcext:value-type="float">
            <text:p>5884944</text:p>
          </table:table-cell>
          <table:table-cell office:value-type="float" office:value="11828255" calcext:value-type="float">
            <text:p>11828255</text:p>
          </table:table-cell>
          <table:table-cell office:value-type="float" office:value="114836" calcext:value-type="float">
            <text:p>114836</text:p>
          </table:table-cell>
          <table:table-cell office:value-type="float" office:value="11989183" calcext:value-type="float">
            <text:p>1198918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078224" calcext:value-type="float">
            <text:p>6078224</text:p>
          </table:table-cell>
          <table:table-cell office:value-type="float" office:value="12173386" calcext:value-type="float">
            <text:p>12173386</text:p>
          </table:table-cell>
          <table:table-cell office:value-type="float" office:value="213322" calcext:value-type="float">
            <text:p>213322</text:p>
          </table:table-cell>
          <table:table-cell office:value-type="float" office:value="12338058" calcext:value-type="float">
            <text:p>1233805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240397" calcext:value-type="float">
            <text:p>6240397</text:p>
          </table:table-cell>
          <table:table-cell office:value-type="float" office:value="12531751" calcext:value-type="float">
            <text:p>12531751</text:p>
          </table:table-cell>
          <table:table-cell office:value-type="float" office:value="138923" calcext:value-type="float">
            <text:p>138923</text:p>
          </table:table-cell>
          <table:table-cell office:value-type="float" office:value="12691933" calcext:value-type="float">
            <text:p>1269193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420117" calcext:value-type="float">
            <text:p>6420117</text:p>
          </table:table-cell>
          <table:table-cell office:value-type="float" office:value="12885296" calcext:value-type="float">
            <text:p>12885296</text:p>
          </table:table-cell>
          <table:table-cell office:value-type="float" office:value="145783" calcext:value-type="float">
            <text:p>145783</text:p>
          </table:table-cell>
          <table:table-cell office:value-type="float" office:value="13050808" calcext:value-type="float">
            <text:p>1305080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604587" calcext:value-type="float">
            <text:p>6604587</text:p>
          </table:table-cell>
          <table:table-cell office:value-type="float" office:value="13242786" calcext:value-type="float">
            <text:p>13242786</text:p>
          </table:table-cell>
          <table:table-cell office:value-type="float" office:value="238479" calcext:value-type="float">
            <text:p>238479</text:p>
          </table:table-cell>
          <table:table-cell office:value-type="float" office:value="13414683" calcext:value-type="float">
            <text:p>13414683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732490" calcext:value-type="float">
            <text:p>6732490</text:p>
          </table:table-cell>
          <table:table-cell office:value-type="float" office:value="13610962" calcext:value-type="float">
            <text:p>13610962</text:p>
          </table:table-cell>
          <table:table-cell office:value-type="float" office:value="128510" calcext:value-type="float">
            <text:p>128510</text:p>
          </table:table-cell>
          <table:table-cell office:value-type="float" office:value="13783558" calcext:value-type="float">
            <text:p>1378355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918595" calcext:value-type="float">
            <text:p>6918595</text:p>
          </table:table-cell>
          <table:table-cell office:value-type="float" office:value="13960746" calcext:value-type="float">
            <text:p>13960746</text:p>
          </table:table-cell>
          <table:table-cell office:value-type="float" office:value="135626" calcext:value-type="float">
            <text:p>135626</text:p>
          </table:table-cell>
          <table:table-cell office:value-type="float" office:value="14157433" calcext:value-type="float">
            <text:p>1415743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148199" calcext:value-type="float">
            <text:p>7148199</text:p>
          </table:table-cell>
          <table:table-cell office:value-type="float" office:value="14352494" calcext:value-type="float">
            <text:p>14352494</text:p>
          </table:table-cell>
          <table:table-cell office:value-type="float" office:value="128933" calcext:value-type="float">
            <text:p>128933</text:p>
          </table:table-cell>
          <table:table-cell office:value-type="float" office:value="14536308" calcext:value-type="float">
            <text:p>1453630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7345608" calcext:value-type="float">
            <text:p>7345608</text:p>
          </table:table-cell>
          <table:table-cell office:value-type="float" office:value="14724559" calcext:value-type="float">
            <text:p>14724559</text:p>
          </table:table-cell>
          <table:table-cell office:value-type="float" office:value="162104" calcext:value-type="float">
            <text:p>162104</text:p>
          </table:table-cell>
          <table:table-cell office:value-type="float" office:value="14920183" calcext:value-type="float">
            <text:p>14920183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7519560" calcext:value-type="float">
            <text:p>7519560</text:p>
          </table:table-cell>
          <table:table-cell office:value-type="float" office:value="15116661" calcext:value-type="float">
            <text:p>15116661</text:p>
          </table:table-cell>
          <table:table-cell office:value-type="float" office:value="287658" calcext:value-type="float">
            <text:p>287658</text:p>
          </table:table-cell>
          <table:table-cell office:value-type="float" office:value="15309058" calcext:value-type="float">
            <text:p>1530905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7767557" calcext:value-type="float">
            <text:p>7767557</text:p>
          </table:table-cell>
          <table:table-cell office:value-type="float" office:value="15516384" calcext:value-type="float">
            <text:p>15516384</text:p>
          </table:table-cell>
          <table:table-cell office:value-type="float" office:value="149913" calcext:value-type="float">
            <text:p>149913</text:p>
          </table:table-cell>
          <table:table-cell office:value-type="float" office:value="15702933" calcext:value-type="float">
            <text:p>157029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936226" calcext:value-type="float">
            <text:p>7936226</text:p>
          </table:table-cell>
          <table:table-cell office:value-type="float" office:value="15906472" calcext:value-type="float">
            <text:p>15906472</text:p>
          </table:table-cell>
          <table:table-cell office:value-type="float" office:value="155882" calcext:value-type="float">
            <text:p>155882</text:p>
          </table:table-cell>
          <table:table-cell office:value-type="float" office:value="16101808" calcext:value-type="float">
            <text:p>16101808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8107602" calcext:value-type="float">
            <text:p>8107602</text:p>
          </table:table-cell>
          <table:table-cell office:value-type="float" office:value="16297095" calcext:value-type="float">
            <text:p>16297095</text:p>
          </table:table-cell>
          <table:table-cell office:value-type="float" office:value="156794" calcext:value-type="float">
            <text:p>156794</text:p>
          </table:table-cell>
          <table:table-cell office:value-type="float" office:value="16505683" calcext:value-type="float">
            <text:p>1650568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8391668" calcext:value-type="float">
            <text:p>8391668</text:p>
          </table:table-cell>
          <table:table-cell office:value-type="float" office:value="16713198" calcext:value-type="float">
            <text:p>16713198</text:p>
          </table:table-cell>
          <table:table-cell office:value-type="float" office:value="304124" calcext:value-type="float">
            <text:p>304124</text:p>
          </table:table-cell>
          <table:table-cell office:value-type="float" office:value="16914566" calcext:value-type="float">
            <text:p>1691456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8519216" calcext:value-type="float">
            <text:p>8519216</text:p>
          </table:table-cell>
          <table:table-cell office:value-type="float" office:value="17110477" calcext:value-type="float">
            <text:p>17110477</text:p>
          </table:table-cell>
          <table:table-cell office:value-type="float" office:value="255446" calcext:value-type="float">
            <text:p>255446</text:p>
          </table:table-cell>
          <table:table-cell office:value-type="float" office:value="17328541" calcext:value-type="float">
            <text:p>1732854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8760988" calcext:value-type="float">
            <text:p>8760988</text:p>
          </table:table-cell>
          <table:table-cell office:value-type="float" office:value="17518846" calcext:value-type="float">
            <text:p>17518846</text:p>
          </table:table-cell>
          <table:table-cell office:value-type="float" office:value="167833" calcext:value-type="float">
            <text:p>167833</text:p>
          </table:table-cell>
          <table:table-cell office:value-type="float" office:value="17747516" calcext:value-type="float">
            <text:p>1774751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8879247" calcext:value-type="float">
            <text:p>8879247</text:p>
          </table:table-cell>
          <table:table-cell office:value-type="float" office:value="17939722" calcext:value-type="float">
            <text:p>17939722</text:p>
          </table:table-cell>
          <table:table-cell office:value-type="float" office:value="150983" calcext:value-type="float">
            <text:p>150983</text:p>
          </table:table-cell>
          <table:table-cell office:value-type="float" office:value="18171491" calcext:value-type="float">
            <text:p>1817149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9235893" calcext:value-type="float">
            <text:p>9235893</text:p>
          </table:table-cell>
          <table:table-cell office:value-type="float" office:value="18372223" calcext:value-type="float">
            <text:p>18372223</text:p>
          </table:table-cell>
          <table:table-cell office:value-type="float" office:value="152100" calcext:value-type="float">
            <text:p>152100</text:p>
          </table:table-cell>
          <table:table-cell office:value-type="float" office:value="18600466" calcext:value-type="float">
            <text:p>1860046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9351731" calcext:value-type="float">
            <text:p>9351731</text:p>
          </table:table-cell>
          <table:table-cell office:value-type="float" office:value="18789051" calcext:value-type="float">
            <text:p>18789051</text:p>
          </table:table-cell>
          <table:table-cell office:value-type="float" office:value="185926" calcext:value-type="float">
            <text:p>185926</text:p>
          </table:table-cell>
          <table:table-cell office:value-type="float" office:value="19034441" calcext:value-type="float">
            <text:p>1903444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9616899" calcext:value-type="float">
            <text:p>9616899</text:p>
          </table:table-cell>
          <table:table-cell office:value-type="float" office:value="19230848" calcext:value-type="float">
            <text:p>19230848</text:p>
          </table:table-cell>
          <table:table-cell office:value-type="float" office:value="180091" calcext:value-type="float">
            <text:p>180091</text:p>
          </table:table-cell>
          <table:table-cell office:value-type="float" office:value="19473416" calcext:value-type="float">
            <text:p>19473416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9846770" calcext:value-type="float">
            <text:p>9846770</text:p>
          </table:table-cell>
          <table:table-cell office:value-type="float" office:value="19653426" calcext:value-type="float">
            <text:p>19653426</text:p>
          </table:table-cell>
          <table:table-cell office:value-type="float" office:value="332850" calcext:value-type="float">
            <text:p>332850</text:p>
          </table:table-cell>
          <table:table-cell office:value-type="float" office:value="19917391" calcext:value-type="float">
            <text:p>1991739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78889" calcext:value-type="float">
            <text:p>10078889</text:p>
          </table:table-cell>
          <table:table-cell office:value-type="float" office:value="20103753" calcext:value-type="float">
            <text:p>20103753</text:p>
          </table:table-cell>
          <table:table-cell office:value-type="float" office:value="255440" calcext:value-type="float">
            <text:p>255440</text:p>
          </table:table-cell>
          <table:table-cell office:value-type="float" office:value="20366366" calcext:value-type="float">
            <text:p>2036636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0279703" calcext:value-type="float">
            <text:p>10279703</text:p>
          </table:table-cell>
          <table:table-cell office:value-type="float" office:value="20544888" calcext:value-type="float">
            <text:p>20544888</text:p>
          </table:table-cell>
          <table:table-cell office:value-type="float" office:value="151635" calcext:value-type="float">
            <text:p>151635</text:p>
          </table:table-cell>
          <table:table-cell office:value-type="float" office:value="20820341" calcext:value-type="float">
            <text:p>2082034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0450903" calcext:value-type="float">
            <text:p>10450903</text:p>
          </table:table-cell>
          <table:table-cell office:value-type="float" office:value="21015000" calcext:value-type="float">
            <text:p>21015000</text:p>
          </table:table-cell>
          <table:table-cell office:value-type="float" office:value="151442" calcext:value-type="float">
            <text:p>151442</text:p>
          </table:table-cell>
          <table:table-cell office:value-type="float" office:value="21279316" calcext:value-type="float">
            <text:p>2127931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0713550" calcext:value-type="float">
            <text:p>10713550</text:p>
          </table:table-cell>
          <table:table-cell office:value-type="float" office:value="21469792" calcext:value-type="float">
            <text:p>21469792</text:p>
          </table:table-cell>
          <table:table-cell office:value-type="float" office:value="167138" calcext:value-type="float">
            <text:p>167138</text:p>
          </table:table-cell>
          <table:table-cell office:value-type="float" office:value="21743291" calcext:value-type="float">
            <text:p>2174329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0901064" calcext:value-type="float">
            <text:p>10901064</text:p>
          </table:table-cell>
          <table:table-cell office:value-type="float" office:value="21937053" calcext:value-type="float">
            <text:p>21937053</text:p>
          </table:table-cell>
          <table:table-cell office:value-type="float" office:value="290074" calcext:value-type="float">
            <text:p>290074</text:p>
          </table:table-cell>
          <table:table-cell office:value-type="float" office:value="22212266" calcext:value-type="float">
            <text:p>2221226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1164380" calcext:value-type="float">
            <text:p>11164380</text:p>
          </table:table-cell>
          <table:table-cell office:value-type="float" office:value="22402267" calcext:value-type="float">
            <text:p>22402267</text:p>
          </table:table-cell>
          <table:table-cell office:value-type="float" office:value="277963" calcext:value-type="float">
            <text:p>277963</text:p>
          </table:table-cell>
          <table:table-cell office:value-type="float" office:value="22686241" calcext:value-type="float">
            <text:p>2268624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1356928" calcext:value-type="float">
            <text:p>11356928</text:p>
          </table:table-cell>
          <table:table-cell office:value-type="float" office:value="22876286" calcext:value-type="float">
            <text:p>22876286</text:p>
          </table:table-cell>
          <table:table-cell office:value-type="float" office:value="222264" calcext:value-type="float">
            <text:p>222264</text:p>
          </table:table-cell>
          <table:table-cell office:value-type="float" office:value="23165216" calcext:value-type="float">
            <text:p>23165216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1654205" calcext:value-type="float">
            <text:p>11654205</text:p>
          </table:table-cell>
          <table:table-cell office:value-type="float" office:value="23341867" calcext:value-type="float">
            <text:p>23341867</text:p>
          </table:table-cell>
          <table:table-cell office:value-type="float" office:value="267891" calcext:value-type="float">
            <text:p>267891</text:p>
          </table:table-cell>
          <table:table-cell office:value-type="float" office:value="23649191" calcext:value-type="float">
            <text:p>23649191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1862690" calcext:value-type="float">
            <text:p>11862690</text:p>
          </table:table-cell>
          <table:table-cell office:value-type="float" office:value="23831808" calcext:value-type="float">
            <text:p>23831808</text:p>
          </table:table-cell>
          <table:table-cell office:value-type="float" office:value="251483" calcext:value-type="float">
            <text:p>251483</text:p>
          </table:table-cell>
          <table:table-cell office:value-type="float" office:value="24138166" calcext:value-type="float">
            <text:p>2413816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2175689" calcext:value-type="float">
            <text:p>12175689</text:p>
          </table:table-cell>
          <table:table-cell office:value-type="float" office:value="24334731" calcext:value-type="float">
            <text:p>24334731</text:p>
          </table:table-cell>
          <table:table-cell office:value-type="float" office:value="182678" calcext:value-type="float">
            <text:p>182678</text:p>
          </table:table-cell>
          <table:table-cell office:value-type="float" office:value="24632141" calcext:value-type="float">
            <text:p>246321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363336" calcext:value-type="float">
            <text:p>12363336</text:p>
          </table:table-cell>
          <table:table-cell office:value-type="float" office:value="24825562" calcext:value-type="float">
            <text:p>24825562</text:p>
          </table:table-cell>
          <table:table-cell office:value-type="float" office:value="174595" calcext:value-type="float">
            <text:p>174595</text:p>
          </table:table-cell>
          <table:table-cell office:value-type="float" office:value="25131116" calcext:value-type="float">
            <text:p>25131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1T01:43:56.703000000</dc:date>
    <meta:editing-duration>PT1M34S</meta:editing-duration>
    <meta:editing-cycles>1</meta:editing-cycles>
    <meta:document-statistic meta:table-count="1" meta:cell-count="500" meta:object-count="1"/>
    <meta:generator>LibreOffice/6.4.2.2$Windows_x86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51cm" svg:height="19.657cm" xlink:href=".." xlink:type="simple" chart:class="chart:scatter" chart:style-name="ch1">
        <chart:legend chart:legend-position="end" svg:x="29.703cm" svg:y="8.782cm" style:legend-expansion="high" chart:style-name="ch2"/>
        <chart:plot-area chart:style-name="ch3" table:cell-range-address="answer.A1:answer.E100" svg:x="0.643cm" svg:y="0.393cm" svg:width="28.417cm" svg:height="18.871cm">
          <chartooo:coordinate-region svg:x="2.376cm" svg:y="0.592cm" svg:width="26.219cm" svg:height="18.0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swer.B1:answer.B100" chart:class="chart:scatter">
            <chart:domain table:cell-range-address="answer.A1:answer.A100"/>
            <chart:data-point chart:repeated="100"/>
          </chart:series>
          <chart:series chart:style-name="ch7" chart:values-cell-range-address="answer.C1:answer.C100" chart:class="chart:scatter">
            <chart:data-point chart:repeated="100"/>
          </chart:series>
          <chart:series chart:style-name="ch8" chart:values-cell-range-address="answer.D1:answer.D100" chart:class="chart:scatter">
            <chart:data-point chart:repeated="100"/>
          </chart:series>
          <chart:series chart:style-name="ch9" chart:values-cell-range-address="answer.E1:answer.E100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nswer.A1:answer.A100</svg:desc>
                </draw:g>
              </table:table-cell>
              <table:table-cell office:value-type="float" office:value="1291">
                <text:p>1291</text:p>
                <draw:g>
                  <svg:desc>answer.B1:answer.B100</svg:desc>
                </draw:g>
              </table:table-cell>
              <table:table-cell office:value-type="float" office:value="2837">
                <text:p>2837</text:p>
                <draw:g>
                  <svg:desc>answer.C1:answer.C100</svg:desc>
                </draw:g>
              </table:table-cell>
              <table:table-cell office:value-type="float" office:value="763">
                <text:p>763</text:p>
                <draw:g>
                  <svg:desc>answer.D1:answer.D100</svg:desc>
                </draw:g>
              </table:table-cell>
              <table:table-cell office:value-type="float" office:value="3147">
                <text:p>3147</text:p>
                <draw:g>
                  <svg:desc>answer.E1:answer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879">
                <text:p>4879</text:p>
              </table:table-cell>
              <table:table-cell office:value-type="float" office:value="10712">
                <text:p>10712</text:p>
              </table:table-cell>
              <table:table-cell office:value-type="float" office:value="1774">
                <text:p>1774</text:p>
              </table:table-cell>
              <table:table-cell office:value-type="float" office:value="11494">
                <text:p>11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159">
                <text:p>11159</text:p>
              </table:table-cell>
              <table:table-cell office:value-type="float" office:value="23707">
                <text:p>23707</text:p>
              </table:table-cell>
              <table:table-cell office:value-type="float" office:value="3063">
                <text:p>3063</text:p>
              </table:table-cell>
              <table:table-cell office:value-type="float" office:value="24913">
                <text:p>24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9951">
                <text:p>19951</text:p>
              </table:table-cell>
              <table:table-cell office:value-type="float" office:value="41939">
                <text:p>41939</text:p>
              </table:table-cell>
              <table:table-cell office:value-type="float" office:value="4803">
                <text:p>4803</text:p>
              </table:table-cell>
              <table:table-cell office:value-type="float" office:value="43388">
                <text:p>43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1210">
                <text:p>31210</text:p>
              </table:table-cell>
              <table:table-cell office:value-type="float" office:value="64926">
                <text:p>64926</text:p>
              </table:table-cell>
              <table:table-cell office:value-type="float" office:value="6630">
                <text:p>6630</text:p>
              </table:table-cell>
              <table:table-cell office:value-type="float" office:value="66863">
                <text:p>66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4973">
                <text:p>44973</text:p>
              </table:table-cell>
              <table:table-cell office:value-type="float" office:value="94276">
                <text:p>94276</text:p>
              </table:table-cell>
              <table:table-cell office:value-type="float" office:value="7215">
                <text:p>7215</text:p>
              </table:table-cell>
              <table:table-cell office:value-type="float" office:value="95426">
                <text:p>95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61165">
                <text:p>61165</text:p>
              </table:table-cell>
              <table:table-cell office:value-type="float" office:value="125592">
                <text:p>125592</text:p>
              </table:table-cell>
              <table:table-cell office:value-type="float" office:value="9014">
                <text:p>9014</text:p>
              </table:table-cell>
              <table:table-cell office:value-type="float" office:value="129001">
                <text:p>129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78660">
                <text:p>78660</text:p>
              </table:table-cell>
              <table:table-cell office:value-type="float" office:value="163612">
                <text:p>163612</text:p>
              </table:table-cell>
              <table:table-cell office:value-type="float" office:value="10689">
                <text:p>10689</text:p>
              </table:table-cell>
              <table:table-cell office:value-type="float" office:value="167576">
                <text:p>167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00793">
                <text:p>100793</text:p>
              </table:table-cell>
              <table:table-cell office:value-type="float" office:value="207396">
                <text:p>207396</text:p>
              </table:table-cell>
              <table:table-cell office:value-type="float" office:value="13101">
                <text:p>13101</text:p>
              </table:table-cell>
              <table:table-cell office:value-type="float" office:value="211151">
                <text:p>211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26011">
                <text:p>126011</text:p>
              </table:table-cell>
              <table:table-cell office:value-type="float" office:value="254172">
                <text:p>254172</text:p>
              </table:table-cell>
              <table:table-cell office:value-type="float" office:value="11765">
                <text:p>11765</text:p>
              </table:table-cell>
              <table:table-cell office:value-type="float" office:value="259726">
                <text:p>259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50598">
                <text:p>150598</text:p>
              </table:table-cell>
              <table:table-cell office:value-type="float" office:value="308019">
                <text:p>308019</text:p>
              </table:table-cell>
              <table:table-cell office:value-type="float" office:value="15599">
                <text:p>15599</text:p>
              </table:table-cell>
              <table:table-cell office:value-type="float" office:value="313377">
                <text:p>313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79281">
                <text:p>179281</text:p>
              </table:table-cell>
              <table:table-cell office:value-type="float" office:value="364359">
                <text:p>364359</text:p>
              </table:table-cell>
              <table:table-cell office:value-type="float" office:value="17995">
                <text:p>17995</text:p>
              </table:table-cell>
              <table:table-cell office:value-type="float" office:value="372052">
                <text:p>372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211155">
                <text:p>211155</text:p>
              </table:table-cell>
              <table:table-cell office:value-type="float" office:value="427216">
                <text:p>427216</text:p>
              </table:table-cell>
              <table:table-cell office:value-type="float" office:value="18755">
                <text:p>18755</text:p>
              </table:table-cell>
              <table:table-cell office:value-type="float" office:value="435727">
                <text:p>435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43606">
                <text:p>243606</text:p>
              </table:table-cell>
              <table:table-cell office:value-type="float" office:value="494873">
                <text:p>494873</text:p>
              </table:table-cell>
              <table:table-cell office:value-type="float" office:value="20473">
                <text:p>20473</text:p>
              </table:table-cell>
              <table:table-cell office:value-type="float" office:value="504402">
                <text:p>504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276693">
                <text:p>276693</text:p>
              </table:table-cell>
              <table:table-cell office:value-type="float" office:value="569312">
                <text:p>569312</text:p>
              </table:table-cell>
              <table:table-cell office:value-type="float" office:value="20817">
                <text:p>20817</text:p>
              </table:table-cell>
              <table:table-cell office:value-type="float" office:value="578077">
                <text:p>578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318047">
                <text:p>318047</text:p>
              </table:table-cell>
              <table:table-cell office:value-type="float" office:value="647131">
                <text:p>647131</text:p>
              </table:table-cell>
              <table:table-cell office:value-type="float" office:value="21693">
                <text:p>21693</text:p>
              </table:table-cell>
              <table:table-cell office:value-type="float" office:value="656752">
                <text:p>656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357641">
                <text:p>357641</text:p>
              </table:table-cell>
              <table:table-cell office:value-type="float" office:value="728737">
                <text:p>728737</text:p>
              </table:table-cell>
              <table:table-cell office:value-type="float" office:value="25064">
                <text:p>25064</text:p>
              </table:table-cell>
              <table:table-cell office:value-type="float" office:value="740427">
                <text:p>740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400768">
                <text:p>400768</text:p>
              </table:table-cell>
              <table:table-cell office:value-type="float" office:value="817324">
                <text:p>817324</text:p>
              </table:table-cell>
              <table:table-cell office:value-type="float" office:value="29185">
                <text:p>29185</text:p>
              </table:table-cell>
              <table:table-cell office:value-type="float" office:value="829102">
                <text:p>829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450937">
                <text:p>450937</text:p>
              </table:table-cell>
              <table:table-cell office:value-type="float" office:value="909959">
                <text:p>909959</text:p>
              </table:table-cell>
              <table:table-cell office:value-type="float" office:value="24650">
                <text:p>24650</text:p>
              </table:table-cell>
              <table:table-cell office:value-type="float" office:value="922777">
                <text:p>922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487542">
                <text:p>487542</text:p>
              </table:table-cell>
              <table:table-cell office:value-type="float" office:value="1006231">
                <text:p>1006231</text:p>
              </table:table-cell>
              <table:table-cell office:value-type="float" office:value="29942">
                <text:p>29942</text:p>
              </table:table-cell>
              <table:table-cell office:value-type="float" office:value="1021452">
                <text:p>1021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545764">
                <text:p>545764</text:p>
              </table:table-cell>
              <table:table-cell office:value-type="float" office:value="1109612">
                <text:p>1109612</text:p>
              </table:table-cell>
              <table:table-cell office:value-type="float" office:value="31260">
                <text:p>31260</text:p>
              </table:table-cell>
              <table:table-cell office:value-type="float" office:value="1125179">
                <text:p>1125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602113">
                <text:p>602113</text:p>
              </table:table-cell>
              <table:table-cell office:value-type="float" office:value="1214454">
                <text:p>1214454</text:p>
              </table:table-cell>
              <table:table-cell office:value-type="float" office:value="31809">
                <text:p>31809</text:p>
              </table:table-cell>
              <table:table-cell office:value-type="float" office:value="1233954">
                <text:p>1233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658772">
                <text:p>658772</text:p>
              </table:table-cell>
              <table:table-cell office:value-type="float" office:value="1326342">
                <text:p>1326342</text:p>
              </table:table-cell>
              <table:table-cell office:value-type="float" office:value="40734">
                <text:p>40734</text:p>
              </table:table-cell>
              <table:table-cell office:value-type="float" office:value="1347729">
                <text:p>1347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711484">
                <text:p>711484</text:p>
              </table:table-cell>
              <table:table-cell office:value-type="float" office:value="1443692">
                <text:p>1443692</text:p>
              </table:table-cell>
              <table:table-cell office:value-type="float" office:value="38849">
                <text:p>38849</text:p>
              </table:table-cell>
              <table:table-cell office:value-type="float" office:value="1466504">
                <text:p>1466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779143">
                <text:p>779143</text:p>
              </table:table-cell>
              <table:table-cell office:value-type="float" office:value="1566272">
                <text:p>1566272</text:p>
              </table:table-cell>
              <table:table-cell office:value-type="float" office:value="39141">
                <text:p>39141</text:p>
              </table:table-cell>
              <table:table-cell office:value-type="float" office:value="1590279">
                <text:p>1590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833706">
                <text:p>833706</text:p>
              </table:table-cell>
              <table:table-cell office:value-type="float" office:value="1692685">
                <text:p>1692685</text:p>
              </table:table-cell>
              <table:table-cell office:value-type="float" office:value="56382">
                <text:p>56382</text:p>
              </table:table-cell>
              <table:table-cell office:value-type="float" office:value="1719054">
                <text:p>1719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897934">
                <text:p>897934</text:p>
              </table:table-cell>
              <table:table-cell office:value-type="float" office:value="1824259">
                <text:p>1824259</text:p>
              </table:table-cell>
              <table:table-cell office:value-type="float" office:value="48845">
                <text:p>48845</text:p>
              </table:table-cell>
              <table:table-cell office:value-type="float" office:value="1852829">
                <text:p>18528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981817">
                <text:p>981817</text:p>
              </table:table-cell>
              <table:table-cell office:value-type="float" office:value="1965255">
                <text:p>1965255</text:p>
              </table:table-cell>
              <table:table-cell office:value-type="float" office:value="51433">
                <text:p>51433</text:p>
              </table:table-cell>
              <table:table-cell office:value-type="float" office:value="1991604">
                <text:p>1991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036781">
                <text:p>1036781</text:p>
              </table:table-cell>
              <table:table-cell office:value-type="float" office:value="2105757">
                <text:p>2105757</text:p>
              </table:table-cell>
              <table:table-cell office:value-type="float" office:value="55303">
                <text:p>55303</text:p>
              </table:table-cell>
              <table:table-cell office:value-type="float" office:value="2135379">
                <text:p>2135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101775">
                <text:p>1101775</text:p>
              </table:table-cell>
              <table:table-cell office:value-type="float" office:value="2250724">
                <text:p>2250724</text:p>
              </table:table-cell>
              <table:table-cell office:value-type="float" office:value="51559">
                <text:p>51559</text:p>
              </table:table-cell>
              <table:table-cell office:value-type="float" office:value="2284154">
                <text:p>2284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184169">
                <text:p>1184169</text:p>
              </table:table-cell>
              <table:table-cell office:value-type="float" office:value="2400351">
                <text:p>2400351</text:p>
              </table:table-cell>
              <table:table-cell office:value-type="float" office:value="63249">
                <text:p>63249</text:p>
              </table:table-cell>
              <table:table-cell office:value-type="float" office:value="2437929">
                <text:p>2437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266348">
                <text:p>1266348</text:p>
              </table:table-cell>
              <table:table-cell office:value-type="float" office:value="2555866">
                <text:p>2555866</text:p>
              </table:table-cell>
              <table:table-cell office:value-type="float" office:value="52417">
                <text:p>52417</text:p>
              </table:table-cell>
              <table:table-cell office:value-type="float" office:value="2596704">
                <text:p>2596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346932">
                <text:p>1346932</text:p>
              </table:table-cell>
              <table:table-cell office:value-type="float" office:value="2722417">
                <text:p>2722417</text:p>
              </table:table-cell>
              <table:table-cell office:value-type="float" office:value="48096">
                <text:p>48096</text:p>
              </table:table-cell>
              <table:table-cell office:value-type="float" office:value="2760479">
                <text:p>2760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431302">
                <text:p>1431302</text:p>
              </table:table-cell>
              <table:table-cell office:value-type="float" office:value="2888975">
                <text:p>2888975</text:p>
              </table:table-cell>
              <table:table-cell office:value-type="float" office:value="51238">
                <text:p>51238</text:p>
              </table:table-cell>
              <table:table-cell office:value-type="float" office:value="2929254">
                <text:p>2929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514464">
                <text:p>1514464</text:p>
              </table:table-cell>
              <table:table-cell office:value-type="float" office:value="3052298">
                <text:p>3052298</text:p>
              </table:table-cell>
              <table:table-cell office:value-type="float" office:value="49913">
                <text:p>49913</text:p>
              </table:table-cell>
              <table:table-cell office:value-type="float" office:value="3103029">
                <text:p>3103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600634">
                <text:p>1600634</text:p>
              </table:table-cell>
              <table:table-cell office:value-type="float" office:value="3236939">
                <text:p>3236939</text:p>
              </table:table-cell>
              <table:table-cell office:value-type="float" office:value="63285">
                <text:p>63285</text:p>
              </table:table-cell>
              <table:table-cell office:value-type="float" office:value="3281804">
                <text:p>3281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704254">
                <text:p>1704254</text:p>
              </table:table-cell>
              <table:table-cell office:value-type="float" office:value="3416757">
                <text:p>3416757</text:p>
              </table:table-cell>
              <table:table-cell office:value-type="float" office:value="62403">
                <text:p>62403</text:p>
              </table:table-cell>
              <table:table-cell office:value-type="float" office:value="3465579">
                <text:p>3465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806442">
                <text:p>1806442</text:p>
              </table:table-cell>
              <table:table-cell office:value-type="float" office:value="3602408">
                <text:p>3602408</text:p>
              </table:table-cell>
              <table:table-cell office:value-type="float" office:value="70889">
                <text:p>70889</text:p>
              </table:table-cell>
              <table:table-cell office:value-type="float" office:value="3654354">
                <text:p>3654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874987">
                <text:p>1874987</text:p>
              </table:table-cell>
              <table:table-cell office:value-type="float" office:value="3791302">
                <text:p>3791302</text:p>
              </table:table-cell>
              <table:table-cell office:value-type="float" office:value="65795">
                <text:p>65795</text:p>
              </table:table-cell>
              <table:table-cell office:value-type="float" office:value="3848129">
                <text:p>3848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978944">
                <text:p>1978944</text:p>
              </table:table-cell>
              <table:table-cell office:value-type="float" office:value="3992258">
                <text:p>3992258</text:p>
              </table:table-cell>
              <table:table-cell office:value-type="float" office:value="74350">
                <text:p>74350</text:p>
              </table:table-cell>
              <table:table-cell office:value-type="float" office:value="4046904">
                <text:p>4046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2086790">
                <text:p>2086790</text:p>
              </table:table-cell>
              <table:table-cell office:value-type="float" office:value="4192876">
                <text:p>4192876</text:p>
              </table:table-cell>
              <table:table-cell office:value-type="float" office:value="86115">
                <text:p>86115</text:p>
              </table:table-cell>
              <table:table-cell office:value-type="float" office:value="4250683">
                <text:p>4250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2179320">
                <text:p>2179320</text:p>
              </table:table-cell>
              <table:table-cell office:value-type="float" office:value="4394724">
                <text:p>4394724</text:p>
              </table:table-cell>
              <table:table-cell office:value-type="float" office:value="75583">
                <text:p>75583</text:p>
              </table:table-cell>
              <table:table-cell office:value-type="float" office:value="4459558">
                <text:p>4459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2276275">
                <text:p>2276275</text:p>
              </table:table-cell>
              <table:table-cell office:value-type="float" office:value="4613058">
                <text:p>4613058</text:p>
              </table:table-cell>
              <table:table-cell office:value-type="float" office:value="77783">
                <text:p>77783</text:p>
              </table:table-cell>
              <table:table-cell office:value-type="float" office:value="4673433">
                <text:p>4673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2401499">
                <text:p>2401499</text:p>
              </table:table-cell>
              <table:table-cell office:value-type="float" office:value="4820228">
                <text:p>4820228</text:p>
              </table:table-cell>
              <table:table-cell office:value-type="float" office:value="79990">
                <text:p>79990</text:p>
              </table:table-cell>
              <table:table-cell office:value-type="float" office:value="4892308">
                <text:p>4892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2508988">
                <text:p>2508988</text:p>
              </table:table-cell>
              <table:table-cell office:value-type="float" office:value="5051581">
                <text:p>5051581</text:p>
              </table:table-cell>
              <table:table-cell office:value-type="float" office:value="76907">
                <text:p>76907</text:p>
              </table:table-cell>
              <table:table-cell office:value-type="float" office:value="5116183">
                <text:p>5116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2617680">
                <text:p>2617680</text:p>
              </table:table-cell>
              <table:table-cell office:value-type="float" office:value="5276003">
                <text:p>5276003</text:p>
              </table:table-cell>
              <table:table-cell office:value-type="float" office:value="86821">
                <text:p>86821</text:p>
              </table:table-cell>
              <table:table-cell office:value-type="float" office:value="5345058">
                <text:p>5345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2754603">
                <text:p>2754603</text:p>
              </table:table-cell>
              <table:table-cell office:value-type="float" office:value="5500308">
                <text:p>5500308</text:p>
              </table:table-cell>
              <table:table-cell office:value-type="float" office:value="78403">
                <text:p>78403</text:p>
              </table:table-cell>
              <table:table-cell office:value-type="float" office:value="5578933">
                <text:p>55789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2881684">
                <text:p>2881684</text:p>
              </table:table-cell>
              <table:table-cell office:value-type="float" office:value="5743971">
                <text:p>5743971</text:p>
              </table:table-cell>
              <table:table-cell office:value-type="float" office:value="73743">
                <text:p>73743</text:p>
              </table:table-cell>
              <table:table-cell office:value-type="float" office:value="5817808">
                <text:p>5817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960054">
                <text:p>2960054</text:p>
              </table:table-cell>
              <table:table-cell office:value-type="float" office:value="5980794">
                <text:p>5980794</text:p>
              </table:table-cell>
              <table:table-cell office:value-type="float" office:value="71233">
                <text:p>71233</text:p>
              </table:table-cell>
              <table:table-cell office:value-type="float" office:value="6061683">
                <text:p>60616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3072841">
                <text:p>3072841</text:p>
              </table:table-cell>
              <table:table-cell office:value-type="float" office:value="6225950">
                <text:p>6225950</text:p>
              </table:table-cell>
              <table:table-cell office:value-type="float" office:value="86720">
                <text:p>86720</text:p>
              </table:table-cell>
              <table:table-cell office:value-type="float" office:value="6310558">
                <text:p>63105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3226092">
                <text:p>3226092</text:p>
              </table:table-cell>
              <table:table-cell office:value-type="float" office:value="6481502">
                <text:p>6481502</text:p>
              </table:table-cell>
              <table:table-cell office:value-type="float" office:value="95213">
                <text:p>95213</text:p>
              </table:table-cell>
              <table:table-cell office:value-type="float" office:value="6564433">
                <text:p>6564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3343798">
                <text:p>3343798</text:p>
              </table:table-cell>
              <table:table-cell office:value-type="float" office:value="6725812">
                <text:p>6725812</text:p>
              </table:table-cell>
              <table:table-cell office:value-type="float" office:value="99763">
                <text:p>99763</text:p>
              </table:table-cell>
              <table:table-cell office:value-type="float" office:value="6823308">
                <text:p>6823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3457306">
                <text:p>3457306</text:p>
              </table:table-cell>
              <table:table-cell office:value-type="float" office:value="6996162">
                <text:p>6996162</text:p>
              </table:table-cell>
              <table:table-cell office:value-type="float" office:value="99445">
                <text:p>99445</text:p>
              </table:table-cell>
              <table:table-cell office:value-type="float" office:value="7087183">
                <text:p>7087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3604872">
                <text:p>3604872</text:p>
              </table:table-cell>
              <table:table-cell office:value-type="float" office:value="7256001">
                <text:p>7256001</text:p>
              </table:table-cell>
              <table:table-cell office:value-type="float" office:value="123493">
                <text:p>123493</text:p>
              </table:table-cell>
              <table:table-cell office:value-type="float" office:value="7356058">
                <text:p>73560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3745924">
                <text:p>3745924</text:p>
              </table:table-cell>
              <table:table-cell office:value-type="float" office:value="7527650">
                <text:p>7527650</text:p>
              </table:table-cell>
              <table:table-cell office:value-type="float" office:value="104998">
                <text:p>104998</text:p>
              </table:table-cell>
              <table:table-cell office:value-type="float" office:value="7629933">
                <text:p>76299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3883827">
                <text:p>3883827</text:p>
              </table:table-cell>
              <table:table-cell office:value-type="float" office:value="7803274">
                <text:p>7803274</text:p>
              </table:table-cell>
              <table:table-cell office:value-type="float" office:value="95002">
                <text:p>95002</text:p>
              </table:table-cell>
              <table:table-cell office:value-type="float" office:value="7908808">
                <text:p>79088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4048312">
                <text:p>4048312</text:p>
              </table:table-cell>
              <table:table-cell office:value-type="float" office:value="8082260">
                <text:p>8082260</text:p>
              </table:table-cell>
              <table:table-cell office:value-type="float" office:value="92734">
                <text:p>92734</text:p>
              </table:table-cell>
              <table:table-cell office:value-type="float" office:value="8192683">
                <text:p>81926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4156961">
                <text:p>4156961</text:p>
              </table:table-cell>
              <table:table-cell office:value-type="float" office:value="8381187">
                <text:p>8381187</text:p>
              </table:table-cell>
              <table:table-cell office:value-type="float" office:value="112397">
                <text:p>112397</text:p>
              </table:table-cell>
              <table:table-cell office:value-type="float" office:value="8481558">
                <text:p>84815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4327559">
                <text:p>4327559</text:p>
              </table:table-cell>
              <table:table-cell office:value-type="float" office:value="8666708">
                <text:p>8666708</text:p>
              </table:table-cell>
              <table:table-cell office:value-type="float" office:value="123193">
                <text:p>123193</text:p>
              </table:table-cell>
              <table:table-cell office:value-type="float" office:value="8775433">
                <text:p>87754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4464564">
                <text:p>4464564</text:p>
              </table:table-cell>
              <table:table-cell office:value-type="float" office:value="8965859">
                <text:p>8965859</text:p>
              </table:table-cell>
              <table:table-cell office:value-type="float" office:value="98199">
                <text:p>98199</text:p>
              </table:table-cell>
              <table:table-cell office:value-type="float" office:value="9074308">
                <text:p>9074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4605289">
                <text:p>4605289</text:p>
              </table:table-cell>
              <table:table-cell office:value-type="float" office:value="9250022">
                <text:p>9250022</text:p>
              </table:table-cell>
              <table:table-cell office:value-type="float" office:value="101094">
                <text:p>101094</text:p>
              </table:table-cell>
              <table:table-cell office:value-type="float" office:value="9378183">
                <text:p>9378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4769571">
                <text:p>4769571</text:p>
              </table:table-cell>
              <table:table-cell office:value-type="float" office:value="9562305">
                <text:p>9562305</text:p>
              </table:table-cell>
              <table:table-cell office:value-type="float" office:value="186413">
                <text:p>186413</text:p>
              </table:table-cell>
              <table:table-cell office:value-type="float" office:value="9687058">
                <text:p>96870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4906623">
                <text:p>4906623</text:p>
              </table:table-cell>
              <table:table-cell office:value-type="float" office:value="9863591">
                <text:p>9863591</text:p>
              </table:table-cell>
              <table:table-cell office:value-type="float" office:value="214039">
                <text:p>214039</text:p>
              </table:table-cell>
              <table:table-cell office:value-type="float" office:value="10000933">
                <text:p>10000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5105343">
                <text:p>5105343</text:p>
              </table:table-cell>
              <table:table-cell office:value-type="float" office:value="10183072">
                <text:p>10183072</text:p>
              </table:table-cell>
              <table:table-cell office:value-type="float" office:value="99026">
                <text:p>99026</text:p>
              </table:table-cell>
              <table:table-cell office:value-type="float" office:value="10319808">
                <text:p>103198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5248478">
                <text:p>5248478</text:p>
              </table:table-cell>
              <table:table-cell office:value-type="float" office:value="10505790">
                <text:p>10505790</text:p>
              </table:table-cell>
              <table:table-cell office:value-type="float" office:value="126493">
                <text:p>126493</text:p>
              </table:table-cell>
              <table:table-cell office:value-type="float" office:value="10643683">
                <text:p>106436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5401871">
                <text:p>5401871</text:p>
              </table:table-cell>
              <table:table-cell office:value-type="float" office:value="10832093">
                <text:p>10832093</text:p>
              </table:table-cell>
              <table:table-cell office:value-type="float" office:value="110027">
                <text:p>110027</text:p>
              </table:table-cell>
              <table:table-cell office:value-type="float" office:value="10972558">
                <text:p>10972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5585565">
                <text:p>5585565</text:p>
              </table:table-cell>
              <table:table-cell office:value-type="float" office:value="11158712">
                <text:p>11158712</text:p>
              </table:table-cell>
              <table:table-cell office:value-type="float" office:value="130654">
                <text:p>130654</text:p>
              </table:table-cell>
              <table:table-cell office:value-type="float" office:value="11306433">
                <text:p>113064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5750755">
                <text:p>5750755</text:p>
              </table:table-cell>
              <table:table-cell office:value-type="float" office:value="11496833">
                <text:p>11496833</text:p>
              </table:table-cell>
              <table:table-cell office:value-type="float" office:value="116029">
                <text:p>116029</text:p>
              </table:table-cell>
              <table:table-cell office:value-type="float" office:value="11645308">
                <text:p>11645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5884944">
                <text:p>5884944</text:p>
              </table:table-cell>
              <table:table-cell office:value-type="float" office:value="11828255">
                <text:p>11828255</text:p>
              </table:table-cell>
              <table:table-cell office:value-type="float" office:value="114836">
                <text:p>114836</text:p>
              </table:table-cell>
              <table:table-cell office:value-type="float" office:value="11989183">
                <text:p>119891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6078224">
                <text:p>6078224</text:p>
              </table:table-cell>
              <table:table-cell office:value-type="float" office:value="12173386">
                <text:p>12173386</text:p>
              </table:table-cell>
              <table:table-cell office:value-type="float" office:value="213322">
                <text:p>213322</text:p>
              </table:table-cell>
              <table:table-cell office:value-type="float" office:value="12338058">
                <text:p>12338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6240397">
                <text:p>6240397</text:p>
              </table:table-cell>
              <table:table-cell office:value-type="float" office:value="12531751">
                <text:p>12531751</text:p>
              </table:table-cell>
              <table:table-cell office:value-type="float" office:value="138923">
                <text:p>138923</text:p>
              </table:table-cell>
              <table:table-cell office:value-type="float" office:value="12691933">
                <text:p>12691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6420117">
                <text:p>6420117</text:p>
              </table:table-cell>
              <table:table-cell office:value-type="float" office:value="12885296">
                <text:p>12885296</text:p>
              </table:table-cell>
              <table:table-cell office:value-type="float" office:value="145783">
                <text:p>145783</text:p>
              </table:table-cell>
              <table:table-cell office:value-type="float" office:value="13050808">
                <text:p>130508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6604587">
                <text:p>6604587</text:p>
              </table:table-cell>
              <table:table-cell office:value-type="float" office:value="13242786">
                <text:p>13242786</text:p>
              </table:table-cell>
              <table:table-cell office:value-type="float" office:value="238479">
                <text:p>238479</text:p>
              </table:table-cell>
              <table:table-cell office:value-type="float" office:value="13414683">
                <text:p>134146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6732490">
                <text:p>6732490</text:p>
              </table:table-cell>
              <table:table-cell office:value-type="float" office:value="13610962">
                <text:p>13610962</text:p>
              </table:table-cell>
              <table:table-cell office:value-type="float" office:value="128510">
                <text:p>128510</text:p>
              </table:table-cell>
              <table:table-cell office:value-type="float" office:value="13783558">
                <text:p>137835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6918595">
                <text:p>6918595</text:p>
              </table:table-cell>
              <table:table-cell office:value-type="float" office:value="13960746">
                <text:p>13960746</text:p>
              </table:table-cell>
              <table:table-cell office:value-type="float" office:value="135626">
                <text:p>135626</text:p>
              </table:table-cell>
              <table:table-cell office:value-type="float" office:value="14157433">
                <text:p>14157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7148199">
                <text:p>7148199</text:p>
              </table:table-cell>
              <table:table-cell office:value-type="float" office:value="14352494">
                <text:p>14352494</text:p>
              </table:table-cell>
              <table:table-cell office:value-type="float" office:value="128933">
                <text:p>128933</text:p>
              </table:table-cell>
              <table:table-cell office:value-type="float" office:value="14536308">
                <text:p>145363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7345608">
                <text:p>7345608</text:p>
              </table:table-cell>
              <table:table-cell office:value-type="float" office:value="14724559">
                <text:p>14724559</text:p>
              </table:table-cell>
              <table:table-cell office:value-type="float" office:value="162104">
                <text:p>162104</text:p>
              </table:table-cell>
              <table:table-cell office:value-type="float" office:value="14920183">
                <text:p>149201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7519560">
                <text:p>7519560</text:p>
              </table:table-cell>
              <table:table-cell office:value-type="float" office:value="15116661">
                <text:p>15116661</text:p>
              </table:table-cell>
              <table:table-cell office:value-type="float" office:value="287658">
                <text:p>287658</text:p>
              </table:table-cell>
              <table:table-cell office:value-type="float" office:value="15309058">
                <text:p>15309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7767557">
                <text:p>7767557</text:p>
              </table:table-cell>
              <table:table-cell office:value-type="float" office:value="15516384">
                <text:p>15516384</text:p>
              </table:table-cell>
              <table:table-cell office:value-type="float" office:value="149913">
                <text:p>149913</text:p>
              </table:table-cell>
              <table:table-cell office:value-type="float" office:value="15702933">
                <text:p>15702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7936226">
                <text:p>7936226</text:p>
              </table:table-cell>
              <table:table-cell office:value-type="float" office:value="15906472">
                <text:p>15906472</text:p>
              </table:table-cell>
              <table:table-cell office:value-type="float" office:value="155882">
                <text:p>155882</text:p>
              </table:table-cell>
              <table:table-cell office:value-type="float" office:value="16101808">
                <text:p>161018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8107602">
                <text:p>8107602</text:p>
              </table:table-cell>
              <table:table-cell office:value-type="float" office:value="16297095">
                <text:p>16297095</text:p>
              </table:table-cell>
              <table:table-cell office:value-type="float" office:value="156794">
                <text:p>156794</text:p>
              </table:table-cell>
              <table:table-cell office:value-type="float" office:value="16505683">
                <text:p>165056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8391668">
                <text:p>8391668</text:p>
              </table:table-cell>
              <table:table-cell office:value-type="float" office:value="16713198">
                <text:p>16713198</text:p>
              </table:table-cell>
              <table:table-cell office:value-type="float" office:value="304124">
                <text:p>304124</text:p>
              </table:table-cell>
              <table:table-cell office:value-type="float" office:value="16914566">
                <text:p>169145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8519216">
                <text:p>8519216</text:p>
              </table:table-cell>
              <table:table-cell office:value-type="float" office:value="17110477">
                <text:p>17110477</text:p>
              </table:table-cell>
              <table:table-cell office:value-type="float" office:value="255446">
                <text:p>255446</text:p>
              </table:table-cell>
              <table:table-cell office:value-type="float" office:value="17328541">
                <text:p>173285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8760988">
                <text:p>8760988</text:p>
              </table:table-cell>
              <table:table-cell office:value-type="float" office:value="17518846">
                <text:p>17518846</text:p>
              </table:table-cell>
              <table:table-cell office:value-type="float" office:value="167833">
                <text:p>167833</text:p>
              </table:table-cell>
              <table:table-cell office:value-type="float" office:value="17747516">
                <text:p>177475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8879247">
                <text:p>8879247</text:p>
              </table:table-cell>
              <table:table-cell office:value-type="float" office:value="17939722">
                <text:p>17939722</text:p>
              </table:table-cell>
              <table:table-cell office:value-type="float" office:value="150983">
                <text:p>150983</text:p>
              </table:table-cell>
              <table:table-cell office:value-type="float" office:value="18171491">
                <text:p>18171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9235893">
                <text:p>9235893</text:p>
              </table:table-cell>
              <table:table-cell office:value-type="float" office:value="18372223">
                <text:p>18372223</text:p>
              </table:table-cell>
              <table:table-cell office:value-type="float" office:value="152100">
                <text:p>152100</text:p>
              </table:table-cell>
              <table:table-cell office:value-type="float" office:value="18600466">
                <text:p>186004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9351731">
                <text:p>9351731</text:p>
              </table:table-cell>
              <table:table-cell office:value-type="float" office:value="18789051">
                <text:p>18789051</text:p>
              </table:table-cell>
              <table:table-cell office:value-type="float" office:value="185926">
                <text:p>185926</text:p>
              </table:table-cell>
              <table:table-cell office:value-type="float" office:value="19034441">
                <text:p>190344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9616899">
                <text:p>9616899</text:p>
              </table:table-cell>
              <table:table-cell office:value-type="float" office:value="19230848">
                <text:p>19230848</text:p>
              </table:table-cell>
              <table:table-cell office:value-type="float" office:value="180091">
                <text:p>180091</text:p>
              </table:table-cell>
              <table:table-cell office:value-type="float" office:value="19473416">
                <text:p>19473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9846770">
                <text:p>9846770</text:p>
              </table:table-cell>
              <table:table-cell office:value-type="float" office:value="19653426">
                <text:p>19653426</text:p>
              </table:table-cell>
              <table:table-cell office:value-type="float" office:value="332850">
                <text:p>332850</text:p>
              </table:table-cell>
              <table:table-cell office:value-type="float" office:value="19917391">
                <text:p>199173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0078889">
                <text:p>10078889</text:p>
              </table:table-cell>
              <table:table-cell office:value-type="float" office:value="20103753">
                <text:p>20103753</text:p>
              </table:table-cell>
              <table:table-cell office:value-type="float" office:value="255440">
                <text:p>255440</text:p>
              </table:table-cell>
              <table:table-cell office:value-type="float" office:value="20366366">
                <text:p>203663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0279703">
                <text:p>10279703</text:p>
              </table:table-cell>
              <table:table-cell office:value-type="float" office:value="20544888">
                <text:p>20544888</text:p>
              </table:table-cell>
              <table:table-cell office:value-type="float" office:value="151635">
                <text:p>151635</text:p>
              </table:table-cell>
              <table:table-cell office:value-type="float" office:value="20820341">
                <text:p>208203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0450903">
                <text:p>10450903</text:p>
              </table:table-cell>
              <table:table-cell office:value-type="float" office:value="21015000">
                <text:p>21015000</text:p>
              </table:table-cell>
              <table:table-cell office:value-type="float" office:value="151442">
                <text:p>151442</text:p>
              </table:table-cell>
              <table:table-cell office:value-type="float" office:value="21279316">
                <text:p>212793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0713550">
                <text:p>10713550</text:p>
              </table:table-cell>
              <table:table-cell office:value-type="float" office:value="21469792">
                <text:p>21469792</text:p>
              </table:table-cell>
              <table:table-cell office:value-type="float" office:value="167138">
                <text:p>167138</text:p>
              </table:table-cell>
              <table:table-cell office:value-type="float" office:value="21743291">
                <text:p>21743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0901064">
                <text:p>10901064</text:p>
              </table:table-cell>
              <table:table-cell office:value-type="float" office:value="21937053">
                <text:p>21937053</text:p>
              </table:table-cell>
              <table:table-cell office:value-type="float" office:value="290074">
                <text:p>290074</text:p>
              </table:table-cell>
              <table:table-cell office:value-type="float" office:value="22212266">
                <text:p>22212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1164380">
                <text:p>11164380</text:p>
              </table:table-cell>
              <table:table-cell office:value-type="float" office:value="22402267">
                <text:p>22402267</text:p>
              </table:table-cell>
              <table:table-cell office:value-type="float" office:value="277963">
                <text:p>277963</text:p>
              </table:table-cell>
              <table:table-cell office:value-type="float" office:value="22686241">
                <text:p>22686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1356928">
                <text:p>11356928</text:p>
              </table:table-cell>
              <table:table-cell office:value-type="float" office:value="22876286">
                <text:p>22876286</text:p>
              </table:table-cell>
              <table:table-cell office:value-type="float" office:value="222264">
                <text:p>222264</text:p>
              </table:table-cell>
              <table:table-cell office:value-type="float" office:value="23165216">
                <text:p>231652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1654205">
                <text:p>11654205</text:p>
              </table:table-cell>
              <table:table-cell office:value-type="float" office:value="23341867">
                <text:p>23341867</text:p>
              </table:table-cell>
              <table:table-cell office:value-type="float" office:value="267891">
                <text:p>267891</text:p>
              </table:table-cell>
              <table:table-cell office:value-type="float" office:value="23649191">
                <text:p>236491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1862690">
                <text:p>11862690</text:p>
              </table:table-cell>
              <table:table-cell office:value-type="float" office:value="23831808">
                <text:p>23831808</text:p>
              </table:table-cell>
              <table:table-cell office:value-type="float" office:value="251483">
                <text:p>251483</text:p>
              </table:table-cell>
              <table:table-cell office:value-type="float" office:value="24138166">
                <text:p>24138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2175689">
                <text:p>12175689</text:p>
              </table:table-cell>
              <table:table-cell office:value-type="float" office:value="24334731">
                <text:p>24334731</text:p>
              </table:table-cell>
              <table:table-cell office:value-type="float" office:value="182678">
                <text:p>182678</text:p>
              </table:table-cell>
              <table:table-cell office:value-type="float" office:value="24632141">
                <text:p>246321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2363336">
                <text:p>12363336</text:p>
              </table:table-cell>
              <table:table-cell office:value-type="float" office:value="24825562">
                <text:p>24825562</text:p>
              </table:table-cell>
              <table:table-cell office:value-type="float" office:value="174595">
                <text:p>174595</text:p>
              </table:table-cell>
              <table:table-cell office:value-type="float" office:value="25131116">
                <text:p>25131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